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9" style:parent-style-name="Normal" style:family="paragraph">
      <style:paragraph-properties style:vertical-align="baseline" fo:margin-bottom="0in" fo:line-height="100%"/>
      <style:text-properties fo:language="pt" fo:country="PT"/>
    </style:style>
    <style:style style:name="P1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6"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1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8"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19"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0"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1"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2"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9" style:parent-style-name="Normal" style:family="paragraph">
      <style:paragraph-properties fo:text-align="justify" style:vertical-align="baseline" fo:margin-bottom="0in" fo:line-height="100%"/>
    </style:style>
    <style:style style:name="T60" style:parent-style-name="DefaultParagraphFont" style:family="text">
      <style:text-properties style:font-name-asian="Times New Roman" style:font-name-complex="Segoe UI" style:letter-kerning="false" fo:language="pt" fo:country="PT"/>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Interviu_Cristian_Tosa.mp3" office:target-frame-name="_top" xlink:show="replace"><text:span text:style-name="T4">Entrevista_Cristian_Tosa.mp3</text:span></text:a><text:span text:style-name="T5"> </text:span></text:p>
      <text:p text:style-name="P6"><text:span text:style-name="T7"> </text:span></text:p>
      <text:p text:style-name="P8">Transcrição</text:p>
      <text:p text:style-name="P9"/>
      <text:p text:style-name="P10">Cristian Adorean:</text:p>
      <text:p text:style-name="P11">Quais são os princípios por trás da transição de uma cidade baseada em combustíveis fósseis para uma centrada na micromobilidade elétrica para viagens de curta distância?</text:p>
      <text:p text:style-name="P12"/>
      <text:p text:style-name="P13">Cristian Toșa:</text:p>
      <text:p text:style-name="P14">Vejo isso como uma... digamos, experiência... pessoal e talvez um pouco coincidência com a profissão que tinha na altura, quando começaram a surgir essas mudanças na mobilidade urbana e... a... na época, estava a... digamos, comecei com uma abordagem tradicional durante os estudos de doutoramento. Comecei a... a trabalhar com... a modelação do tráfego e... a estimativa das emissões poluentes. De certa forma, entrei nessa abordagem, realmente havia problemas no sistema de transporte urbano com o aumento da motorização e a... o aumento do uso de veículos pessoais. Automóveis, mais especificamente. E, de certa forma, fui com... digamos, com a corrente, mas entretanto surgiram os planos de mobilidade urbana sustentável por volta de 2013... desculpa, 2000... 2009/2010, não me lembro exatamente em que ano foi. E de certa forma, algo mudou ou pelo menos os instrumentos que a Comissão disponibilizava. Estes são os guias de... guias de abordagem ou de estudo para resolver problemas no transporte urbano que incluíam estas partes destes novos modos ou... novos modos de transporte. Que... realmente, digamos... é uma questão de... discutimos muito e, como provavelmente discuti também contigo, sobre<text:s/><text:bookmark-start text:name="_Hlk168157371"/>o uso do automóvel como meio de... [inaudível], é mais uma questão de<text:s/>estatuto, não de necessidade<text:bookmark-end text:name="_Hlk168157371"/>. Nesta mudança, vejo isso como uma... uma luta entre, não sei, pelo menos<text:s/><text:bookmark-start text:name="_Hlk168157440"/>uma luta entre gerações, de certa forma. Entretanto, também diminuiu... entre os jovens, pelo menos nos países ocidentais, diminuiu... o número de cartas de condução emitidas ou os jovens já não têm a mesma inclinação para os automóveis e então... orientam-se para modos mais... que oferecem, digamos, um tipo diferente de independência, mas relacionadas com as novas realidades tecnológicas, sociais e assim por diante.</text:p>
      <text:p text:style-name="P15"><text:bookmark-end text:name="_Hlk168157440"/></text:p>
      <text:p text:style-name="P16">Cristian Adorean:</text:p>
      <text:p text:style-name="P17">Podemos passar para a próxima pergunta?</text:p>
      <text:p text:style-name="P18"/>
      <text:p text:style-name="P19">Cristian Toșa:</text:p>
      <text:p text:style-name="P20">Claro.</text:p>
      <text:p text:style-name="P21"/>
      <text:p text:style-name="P22">Cristian Adorean:</text:p>
      <text:p text:style-name="P23">Quais foram e quais são os fatores positivos e negativos na implementação e expansão da micromobilidade elétrica no município de Cluj-Napoca? Aqui estamos a falar... no caso do<text:s/><text:soft-page-break/>município de Cluj-Napoca, falamos mais sobre trotinetes elétricas, bicicletas elétricas existem, mas são muito poucas.</text:p>
      <text:p text:style-name="P24"/>
      <text:p text:style-name="P25">Cristian Toșa:</text:p>
      <text:p text:style-name="P26">Sim, como utilizador frequente de bicicleta clássica, pelo menos no passado,<text:s/><text:bookmark-start text:name="_Hlk168157688"/>quando apareceram as trotinetes, olhei para elas com... ceticismo ou, de certa forma, ok, usar uma bateria para se deslocar era algo que... não correspondia com... digamos, com... conceitos ou com a ideia que tinha sobre deslocar-me com meios próprios não motorizados<text:bookmark-end text:name="_Hlk168157688"/>. Mas... bem. Acho que foi uma parêntese, qual era a pergunta completa?</text:p>
      <text:p text:style-name="P27"/>
      <text:p text:style-name="P28">Cristian Adorean:</text:p>
      <text:p text:style-name="P29">Quais são os fatores positivos e negativos – quai foram e quais são -, na implementação e expansão do uso de bicicletas elétricas e trotinetes elétricas?</text:p>
      <text:p text:style-name="P30"/>
      <text:p text:style-name="P31">Cristian Toșa:</text:p>
      <text:p text:style-name="P32">A primeira vez que tive contacto com a micromobilidade, direta- ou indiretamente, foi associada às trotinetes elétricas, mas a primeira vez que ouvi falar de micromobilidade foi num... Eu andava de bicicleta e ouvia podcasts, não sei se é a melhor solução andar com auriculares nos ouvidos, mas era um podcast intitulado mesmo micromobilidade... era... um tipo de origem mesmo romena, faziam o tour [inaudível] e falavam sobre... tinham todo o tipo de convidados, tanto da indústria como da educação, academia e<text:s/>assim por diante e aí tive contacto com a ideia de micromobilidade e, entretanto, começaram a aparecer vários operadores... no espaço urbano, pelo menos em Cluj-Napoca apareceram aquelas... trotinetes elétricas... e, para ser sincero, sendo um utilizador de bicicleta... acho que não usei... só depois de anos... subi numa trotinete elétrica. Primeiro,<text:s/><text:bookmark-start text:name="_Hlk168157798"/>quando apareceram, vi-as como... não sei, algo que atrapalha, que ocupa o espaço público e... um tipo de... ruído na mobilidade, por assim dizer, geraram... se<text:s/>penso bem, um tipo de... como chamá-lo, uma fragmentação do espaço de mobilidade urbana, no sentido de que estava tudo assim... todos estavam acostumados com o tráfego automóvel que era dominante, alguns autocarros que esperavam atrás dos carros, alguns ciclistas perdidos e... de repente apareceram estas... trotinetes.<text:s/><text:bookmark-start text:name="_Hlk168157895"/><text:bookmark-end text:name="_Hlk168157798"/>Os utilizadores provavelmente as acharam úteis... uma forma de... passar à frente dos carros para chegar mais rápido ao destino, embora inicialmente pudessem deixá-las em qualquer lugar e estacionavam nos passeios ou junto à berma, algumas estavam caídas no chão... mais atrapalhavam o tráfego não motorizado do que o motorizado. Esse era o aspeto negativo... e do ponto de vista dos utilizadores vulneráveis... pessoas idosas, pessoas com deficiências esbarravam nessas trotinetes caídas ou estacionadas... espalhadas ou desordenadas no espaço público.<text:s/><text:bookmark-end text:name="_Hlk168157895"/>Em primeiro lugar, eram usadas para diversão. Pelo que me lembro, era como... ir ao parque de diversões, ires aos carrinhos e sinceramente te chocas<text:s/>com outros carros e depois sais... sais da pista e não importa onde a deixaste, mais ou menos... era assim que via no início. Mas, entretanto, os operadores também se... digamos, se... à pressão, provavelmente, à pressão das administrações públicas e da pressão do público ou das opiniões das pessoas que provavelmente diziam que sim, ouviam e sabiam que havia problemas ou como estas<text:s/><text:soft-page-break/>trotinetes eram vistas.<text:s/><text:bookmark-start text:name="_Hlk168157952"/>Não posso dizer que... são úteis, mas deveriam ser muito mais regulamentadas do que são atualmente.</text:p>
      <text:p text:style-name="P33"><text:bookmark-end text:name="_Hlk168157952"/></text:p>
      <text:p text:style-name="P34">Cristian Adorean:</text:p>
      <text:p text:style-name="P35">E quais seriam os fatores positivos? Ou... consideras que não há fatores positivos?</text:p>
      <text:p text:style-name="P36"/>
      <text:p text:style-name="P37">Cristian Toșa:</text:p>
      <text:p text:style-name="P38">Do ponto de vista... simplesmente é um número... sim, não poderia dizer ok, é uma alternativa, simplesmente<text:s/><text:bookmark-start text:name="_Hlk168158312"/>um outro modo de transporte que... se encaixa... ou corresponde às necessidades de certas categorias sociais, assim como a bicicleta não é vista ou não é bem vista pelos condutores de automóveis ou por alguns deles, acho que é... há uma segmentação dos utilizadores e, simplesmente, dependendo das necessidades, preferências, custo, ou simplesmente pelo simples motivo de ser algo diferente e preferirem... ser diferente na utilização. Não, não digo que não sejam boas. É simplesmente um ato, um outro modo de transporte com prós e contras.<text:s/><text:bookmark-end text:name="_Hlk168158312"/>Mas... o que posso dizer, depende das preferências e... como é vista pelos potenciais utilizadores e pelos utilizadores.</text:p>
      <text:p text:style-name="P39"/>
      <text:p text:style-name="P40">Cristian Adorean:</text:p>
      <text:p text:style-name="P41">Então agora a última pergunta. Que cenários de desenvolvimento prevês a curto, médio e longo prazo no que diz respeito à expansão da micromobilidade elétrica no município de Cluj-Napoca? Por exemplo, achas que num futuro próximo ou distante serão introduzidas também bicicletas elétricas... em sistema partilhado?</text:p>
      <text:p text:style-name="P42"/>
      <text:p text:style-name="P43">Cristian Toșa:</text:p>
      <text:p text:style-name="P44">Bem, se formos separá-las, fazer 2 grupos entre estas, digamos, trotinetes elétricas e bicicletas elétricas... digamos que como as coisas estão a evoluir, acho que<text:s/><text:bookmark-start text:name="_Hlk168158428"/>as trotinetes elétricas continuarão sob a tutela de entidades privadas. Mas... bicicletas, bicicletas elétricas vejo-as um pouco de ambos os lados, tanto geridas no sistema público como geridas por entidades privadas.<text:s/><text:bookmark-end text:name="_Hlk168158428"/>A...<text:s/><text:bookmark-start text:name="_Hlk168158497"/>a curto prazo para trotinetes... inclinava-me a dizer que deveria ser delimitado muito mais... exato, ou... ou uma delimitação muito mais... detalhada em... no que diz respeito aos corredores de... transporte, digamos, e às faixas onde podem ser conduzidas essas trotinetes e onde podem ser estacionadas. Deveriam ser... estabelecidos estes hubs de... digamos, hubs de micromobilidade, se quisermos chamá-los assim onde há... estações de bicicletas no sistema público, também ser criada uma área onde as trotinetes possam ser estacionadas,<text:s/><text:bookmark-end text:name="_Hlk168158497"/>embora de forma natural... pelo menos noutros países, vi que se... se pratica isso, agora não sei se é uma restrição de estacionamento da aplicação para trotinetes elétricas ou se é simplesmente um comportamento ou uma tendência natural de estacionar junto a esses hubs de mobilidade, sejam estações de transporte público ou locais de... deixar essas bicicletas de aluguer no sistema público. Portanto, isso é, digamos, uma... uma... primeira medida ou uma necessidade que vejo.<text:s/><text:bookmark-start text:name="_Hlk168158566"/>A médio e longo prazo, sendo... sendo um modo de transporte que, bem, não é necessariamente... vejo-o como uma opção de last-mile. Mas não necessariamente da origem ao destino, mas tendo em conta a dispersão urbana que ocorre<text:s/><text:soft-page-break/>em várias cidades... e tendo em conta também a fraca cobertura nos subúrbios dos sistemas de transporte público, embora os operadores prefiram lançar os seus produtos em áreas movimentadas, de certa forma consideraria uma necessidade e uma... de alguma forma empurrá-las para os subúrbios, de forma a poderem ser utilizadas como meios de chegar a centros ou hubs de transporte, de onde podem ser apanhados meios de transporte público.<text:bookmark-end text:name="_Hlk168158566"/><text:s/>Um tipo de... park-ride, semelhante ao park-ride para... carros. Não levas o carro e vais ao park-ride para apanhar o autocarro na cidade, mas...<text:s/>agora depende do contexto geográfico, condições meteorológicas e assim por diante, mas podem complementar... nas áreas onde o uso do automóvel é elevado, digamos, através do desenvolvimento de infraestrutura, regulamentos e... a cobertura dessas áreas onde podem ser utilizadas, a zona... zonas de serviço, área de serviços de micromobilidade, ser... existirem... serem complementadas por esses meios de transporte de micromobilidade. Até que seja algo natural e sejam integradas, não sei nos sistemas de... de<text:s/>alguma forma criar um equilíbrio dos... modos de transporte através dos quais se reduz a utilização... utilização dos automóveis. A...<text:s/><text:bookmark-start text:name="_Hlk168158633"/>Tendo, sim, isso, tendo em conta o contexto do município da Área Metropolitana de Cluj, bem e a expansão realmente nas localidades da Área Metropolitana de Cluj, porque atualmente acho que estão apenas no Município. Não sei exatamente se também estavam em Florești, Apahida, não me lembro.</text:p>
      <text:p text:style-name="P45"><text:bookmark-end text:name="_Hlk168158633"/></text:p>
      <text:p text:style-name="P46">Cristian Adorean:</text:p>
      <text:p text:style-name="P47">Pelo que<text:s/>entendi, pretendem expandir para Florești e Apahida.</text:p>
      <text:p text:style-name="P48"/>
      <text:p text:style-name="P49">Cristian Toșa:</text:p>
      <text:p text:style-name="P50">Sim, de certa forma estão a criar esses... estão a criar esses... esses polos onde os serviços dos operadores de micromobilidade estão a ser expandidos e bem, isso não significa que vais levar uma trotinete de Apahida até Florești, mas... podem ser... podem ser... podem constituir um meio de facilitar o acesso a hubs de transporte público. Mais ou menos é assim que vejo.</text:p>
      <text:p text:style-name="P51"/>
      <text:p text:style-name="P52">Cristian Adorean:</text:p>
      <text:p text:style-name="P53">Entendi. A... acho que abordámos todos os tópicos, se tiveres mais alguma coisa a acrescentar...</text:p>
      <text:p text:style-name="P54"/>
      <text:p text:style-name="P55">Cristian Toșa:</text:p>
      <text:p text:style-name="P56">A... não... a parte das bicicletas elétricas. A... atualmente... utilizo bicicleta elétrica... a... Às vezes sinto falta da bicicleta clássica, mas... é,<text:s/><text:bookmark-start text:name="_Hlk168159168"/>realmente, para... para distâncias... para distâncias longas, relativamente longas. Mais ou menos... não sei, até 5-6-7 km acho que, em comparação com as trotinetes elétricas... constituem uma vantagem clara. São melhores, ou pelo menos melhores que as trotinetes elétricas e acho que são uma solução... melhor para... digamos, deslocações da origem ao destino, não necessariamente da origem a um hub de transporte ou de um hub de transporte ao destino e podem satisfazer todo o... toda a duração e extensão de uma deslocação<text:bookmark-end text:name="_Hlk168159168"/>. E<text:s/><text:bookmark-start text:name="_Hlk168159222"/>provavelmente o Município poderia orientar-se, substituir ou complementar o sistema atual de aluguer de bicicletas (clássicas) no sistema público, com, não sei, gradualmente, ou...<text:s/><text:soft-page-break/>um outro sistema paralelo, mas... provavelmente é melhor criar um outro sistema do que usar o sistema atual.<text:s/><text:bookmark-end text:name="_Hlk168159222"/>Não sei exatamente do ponto de vista operacional como é melhor, mas acho que é uma boa solução para... complementar ou oferecer este sistema de... esses meios de transporte que podem satisfazer uma... duração, uma viagem que pode ser coberta da origem ao destino com uma bicicleta elétrica, em distâncias, em distâncias mais longas. Mais ou menos é isso. Sim.</text:p>
      <text:p text:style-name="P57"/>
      <text:p text:style-name="P58">Cristian Adorean:</text:p>
      <text:p text:style-name="P59"><text:span text:style-name="T60">Muito obrigado pelas respostas, vou desligar a grava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textrun" style:display-name="textrun"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19T17:28:00Z</meta:creation-date>
    <dc:date>2024-06-01T17:34:00Z</dc:date>
    <meta:template xlink:href="Normal" xlink:type="simple"/>
    <meta:editing-cycles>4</meta:editing-cycles>
    <meta:editing-duration>PT6960S</meta:editing-duration>
    <meta:document-statistic meta:page-count="5" meta:paragraph-count="24" meta:word-count="1820" meta:character-count="12171" meta:row-count="86" meta:non-whitespace-character-count="10375"/>
  </office:meta>
</office:document-meta>
</file>